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416" officeooo:paragraph-rsid="001fa416"/>
    </style:style>
    <style:style style:name="P2" style:family="paragraph" style:parent-style-name="Standard">
      <style:text-properties officeooo:paragraph-rsid="001fa416"/>
    </style:style>
    <style:style style:name="T1" style:family="text">
      <style:text-properties officeooo:rsid="001fa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01:</text:p>
      <text:p text:style-name="P1"/>
      <text:p text:style-name="Standard"><text:s/>1351 <text:s/>cd Repositorium/Developer.Block2.FinalCheckWork/Block1.Linux/</text:p>
      <text:p text:style-name="Standard"><text:s/>1352 <text:s/>cat &gt; Pets.txt</text:p>
      <text:p text:style-name="Standard"><text:s/>1353 <text:s/>cat &gt; PackAnimals.txt</text:p>
      <text:p text:style-name="Standard"><text:s/>1355 <text:s/>cat Pets.txt PackAnimals.txt &gt; MergedAnimals.txt</text:p>
      <text:p text:style-name="Standard"><text:s/>1356 <text:s/>cat MergedAnimals.txt </text:p>
      <text:p text:style-name="Standard"><text:s/>1358 <text:s/>mv MergedAnimals.txt HumanFriends.txt</text:p>
      <text:p text:style-name="Standard"/>
      <text:p text:style-name="P1">Task 02:</text:p>
      <text:p text:style-name="P1"/>
      <text:p text:style-name="Standard"><text:s/>1364 <text:s/>mkdir merges</text:p>
      <text:p text:style-name="Standard"><text:s/>1365 <text:s/>mv HumanFriends.txt merges/</text:p>
      <text:p text:style-name="Standard"><text:s/>1366 <text:s/>clear</text:p>
      <text:p text:style-name="Standard"><text:s/>1367 <text:s/>ls merges/</text:p>
      <text:p text:style-name="Standard"><text:s/>1368 <text:s/>history</text:p>
      <text:p text:style-name="Standard"/>
      <text:p text:style-name="P2"><text:span text:style-name="T1">Task 03: подключение репозитория MySQL c </text:span><text:a xlink:type="simple" xlink:href="https://dev.mysql.com/downloads/repo/apt/" text:style-name="Internet_20_link" text:visited-style-name="Visited_20_Internet_20_Link"><text:span text:style-name="T1">https://dev.mysql.com/downloads/repo/apt/</text:span></text:a><text:span text:style-name="T1"> согласно инструкции.</text:span></text:p>
      <text:p text:style-name="P2"/>
      <text:p text:style-name="P2"><text:s text:c="2"/>662 <text:s/>apt update</text:p>
      <text:p text:style-name="Standard"><text:s text:c="2"/>663 <text:s/>apt upgrade</text:p>
      <text:p text:style-name="Standard"><text:s text:c="2"/>665 <text:s/>dpkg -i mysql-apt-config_0.8.29-1_all.deb </text:p>
      <text:p text:style-name="Standard"><text:s text:c="2"/>667 <text:s/>apt-get install mysql-server</text:p>
      <text:p text:style-name="Standard"><text:s text:c="2"/>668 <text:s/>systemctl status mysql</text:p>
      <text:p text:style-name="Standard"/>
      <text:p text:style-name="P1">Task 04: </text:p>
      <text:p text:style-name="P1"/>
      <text:p text:style-name="P2"><text:s text:c="2"/>670 <text:s/>apt update</text:p>
      <text:p text:style-name="Standard"><text:s text:c="2"/>671 <text:s/>apt upgrade</text:p>
      <text:p text:style-name="Standard"><text:s text:c="2"/>672 <text:s/>apt install mysql-workbench-community</text:p>
      <text:p text:style-name="Standard"><text:s text:c="2"/>679 <text:s/>history</text:p>
      <text:p text:style-name="Standard"><text:s text:c="2"/>680 <text:s/>dpkg -i virtualbox-7.0_7.0.12-159484~Ubuntu~jammy_amd64.deb </text:p>
      <text:p text:style-name="Standard"><text:s text:c="2"/>682 <text:s/>dpkg -r virtualbox-7.0</text:p>
      <text:p text:style-name="Standard"><text:s text:c="2"/>683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6:53:30.318441483</meta:creation-date>
    <dc:date>2023-12-16T17:00:38.372889958</dc:date>
    <meta:editing-duration>PT7M13S</meta:editing-duration>
    <meta:editing-cycles>1</meta:editing-cycles>
    <meta:document-statistic meta:table-count="0" meta:image-count="0" meta:object-count="0" meta:page-count="1" meta:paragraph-count="27" meta:word-count="93" meta:character-count="820" meta:non-whitespace-character-count="692"/>
    <meta:generator>LibreOffice/7.3.7.2$Linux_X86_64 LibreOffice_project/30$Build-2</meta:generator>
  </office:meta>
</office:document-meta>
</file>